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102in" fo:margin-top="0in" fo:margin-bottom="0in" loext:contextual-spacing="false" fo:text-align="justify" style:justify-single-word="false" fo:text-indent="0in" style:auto-text-indent="false"/>
    </style:style>
    <style:style style:name="P2" style:family="paragraph" style:parent-style-name="Standard" style:master-page-name="Standard">
      <style:paragraph-properties fo:margin-left="0in" fo:margin-right="-0.0102in" fo:margin-top="0in" fo:margin-bottom="0in" loext:contextual-spacing="false" fo:text-align="justify" style:justify-single-word="false" fo:text-indent="0in" style:auto-text-indent="false" style:page-number="1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iększość fanfików z uniwersum Biur Adaptacyjnych, przynajmniej tych, które miałem okazję czytać, zakłada, że połączenie światów ludzi i kucyków nastąpiło wskutek jakiegoś kosmicznego kataklizmu, zagłada Ziemi jest nieuchronna i jedyną drogą ratunku dla ludzkości jest ponyfikacja. Takie założenia sprawiają, że czytelnik musi uznać każdego bohatera, który ponyfikacji się sprzeciwia, za nieobliczalnego wariata. </text:p>
      <text:p text:style-name="P1">Co jednak by było, gdyby to Celestia, mając możliwość wyboru, podjęła świadomą decyzję o rozpoczęciu akcji ponyfikacyjnej wśród ludzi? I co mogłoby skłonić ją do takiego kroku?</text:p>
      <text:p text:style-name="P1"/>
      <text:p text:style-name="P1">“The Restoration Bureau” zaczyna się w sposób typowy dla TCB. Poznajemy dziewczynę o bliżej nieokreślonym wieku i pochodzeniu, której życie wśród ludzi dało w kość i która bardzo chciałaby się przenieść do pięknej Equestrii. Nie wygląda to zbyt zachęcająco, ale na szczęście w tym miejscu podobieństwa się kończą. Zamiast opisów złego świata, perypetii bohaterki starającej się o swój wymarzony łyk eliksiru i adaptacji do życia w Equestrii, mamy jej sen, sen o kucykach, w którym pojawia się nie kto inny, tylko księżniczka Luna. </text:p>
      <text:p text:style-name="P1"/>
      <text:p text:style-name="P1">Po krótkiej rozmowie okazuje się, że Luna w tym akurat śnie znalazła się przypadkowo i wcześniej nawet nie wiedziała o istnieniu ludzi. Swoją drogą, scena ta i reakcja Luny na tak dziwnego kucyka jest doskonała. Konkluzje, do jakich dochodzi Pani Nocy, są zaskakujące i odbiegają od tego, co zwykle spotykamy w opisach pierwszych spotkań ludzi z koniowatymi.</text:p>
      <text:p text:style-name="P1"/>
      <text:p text:style-name="P1">Oczywiście, dowiedziawszy się o istnieniu ludzi, Celestia musi podjąć decyzję, co z tym począć. Nietrudno się domyślić, jaka jest ta decyzja. Ciekawe jest to, że nie mamy tu żadnej klęski żywiołowej, czy międzywymiarowej katastrofy, niczego, co w imię ratowania ludzkości zmuszałoby kucyki do otwarcia biur. Dlaczego więc Pani Słońca decyduje się to uczynić? Wiele podpowiada sam tytuł, w końcu Restoration Bureau to “Biuro Przywracania”. W fanfiku mamy tę myśl rozwiniętą, nie wprost, z wieloma niedopowiedzeniami, w sposób pozwalający czytelnikowi na własne domysły. </text:p>
      <text:p text:style-name="P1"/>
      <text:p text:style-name="P1">Osobiście chciałbym zobaczyć kontynuację tego fika w jakiejś dłuższej formie, nawet wielorozdziałowca. Koncepcja, że ludzie mogli mieć wspólną z kucykami historię przed TCB, jest interesująca, jednak w “The Restoration Bureau” stworzono zalążek nietypowego uniwersum na granicy fantasy i science-fiction.</text:p>
      <text:p text:style-name="P1"/>
      <text:p text:style-name="P1">Fanfik jest klimatyczny. Ze względu na jego długość (ledwie 1500 słów) nie znajdziemy tu rozbudowanych opisów. Całość opiera się na dialogach i refleksjach głównej bohaterki. Tempo jest powolne, oddające nastrój snu. Krótko mówiąc, lektura była przyjemna i mogę “The Restoration Bureau” polecić jako nietypowe spojrzenie na TCB.</text:p>
      <text:p text:style-name="P1"/>
      <text:p text:style-name="P1"><text:a xlink:type="simple" xlink:href="https://www.fimfiction.net/story/275384/the-restoration-bureau" text:style-name="Internet_20_link" text:visited-style-name="Visited_20_Internet_20_Link"><text:span text:style-name="T1">https://www.fimfiction.net/story/275384/the-restoration-bureau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l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pl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8" meta:word-count="388" meta:character-count="2741" meta:non-whitespace-character-count="2358"/>
    <meta:generator>LibreOfficeDev/5.1.0.3$Linux_X86_64 LibreOffice_project/</meta:generator>
  </office:meta>
</office:document-meta>
</file>